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40pt" fo:font-weight="bold" officeooo:rsid="00038598" officeooo:paragraph-rsid="00038598" style:font-size-asian="35pt" style:font-weight-asian="bold" style:font-size-complex="40pt" style:font-weight-complex="bold"/>
    </style:style>
    <style:style style:name="P2" style:family="paragraph" style:parent-style-name="Standard">
      <style:text-properties style:font-name="Bitstream Vera Sans" fo:font-size="40pt" fo:font-weight="bold" officeooo:rsid="00038598" officeooo:paragraph-rsid="00038598" style:font-size-asian="40pt" style:font-weight-asian="bold" style:font-size-complex="40pt" style:font-weight-complex="bold"/>
    </style:style>
    <style:style style:name="P3" style:family="paragraph" style:parent-style-name="Standard">
      <style:text-properties style:font-name="Bitstream Vera Sans" fo:font-size="24pt" fo:font-weight="bold" officeooo:rsid="00038598" officeooo:paragraph-rsid="00038598" style:font-size-asian="21pt" style:font-weight-asian="bold" style:font-size-complex="24pt" style:font-weight-complex="bold"/>
    </style:style>
    <style:style style:name="P4" style:family="paragraph" style:parent-style-name="Standard">
      <style:text-properties style:font-name="Bitstream Vera Sans" fo:font-size="14pt" fo:font-weight="bold" officeooo:rsid="00038598" officeooo:paragraph-rsid="00038598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Bitstream Vera Sans" fo:font-size="14pt" fo:font-weight="bold" officeooo:rsid="000b150c" officeooo:paragraph-rsid="000b150c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Bitstream Vera Sans" fo:font-size="20pt" fo:font-weight="bold" officeooo:rsid="000b150c" officeooo:paragraph-rsid="000b150c" style:font-size-asian="17.5pt" style:font-weight-asian="bold" style:font-size-complex="20pt" style:font-weight-complex="bold"/>
    </style:style>
    <style:style style:name="P7" style:family="paragraph" style:parent-style-name="Standard">
      <style:text-properties style:font-name="Bitstream Vera Sans" fo:font-size="20pt" fo:font-weight="bold" officeooo:rsid="00038598" officeooo:paragraph-rsid="00038598" style:font-size-asian="17.5pt" style:font-weight-asian="bold" style:font-size-complex="20pt" style:font-weight-complex="bold"/>
    </style:style>
    <style:style style:name="P8" style:family="paragraph" style:parent-style-name="Standard">
      <style:text-properties style:font-name="Bitstream Vera Sans" fo:font-size="80pt" fo:font-weight="bold" officeooo:rsid="00038598" officeooo:paragraph-rsid="00038598" style:font-size-asian="80pt" style:font-weight-asian="bold" style:font-size-complex="80pt" style:font-weight-complex="bold"/>
    </style:style>
    <style:style style:name="P9" style:family="paragraph" style:parent-style-name="Standard">
      <style:text-properties style:font-name="Bitstream Vera Sans" fo:font-size="130pt" fo:font-weight="bold" officeooo:rsid="000b150c" officeooo:paragraph-rsid="000b150c" style:font-size-asian="130pt" style:font-weight-asian="bold" style:font-size-complex="130pt" style:font-weight-complex="bold"/>
    </style:style>
    <style:style style:name="T1" style:family="text">
      <style:text-properties officeooo:rsid="000cce54"/>
    </style:style>
    <style:style style:name="T2" style:family="text">
      <style:text-properties officeooo:rsid="000db8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HAT THREE <text:tab/>WORDS</text:p>
      <text:p text:style-name="P6"/>
      <text:p text:style-name="P8">Stop the apple_blee crash.</text:p>
      <text:p text:style-name="P7"/>
      <text:p text:style-name="P2">What is your favorite kind of cheesecake?</text:p>
      <text:p text:style-name="P1"/>
      <text:p text:style-name="P3"/>
      <text:p text:style-name="P5">Screenshot me if you can read this <text:span text:style-name="T1">(Not a flag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8:24:18.199899878</meta:creation-date>
    <dc:date>2020-01-31T09:57:27.578249118</dc:date>
    <meta:editing-duration>PT5H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24" meta:character-count="131" meta:non-whitespace-character-count="110"/>
  </office:meta>
</office:document-meta>
</file>